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25-03-1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24-12-24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24-03-1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24-01-03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23-03-1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22-12-20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22-10-1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22-03-0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21-12-27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21-10-1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21-03-10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20-12-28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20-10-0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20-03-05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19-12-2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19-10-0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18-12-1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17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17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16-12-20 20:19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15-12-21 16:05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13-12-17 18:00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46100314902</text:p>
          </table:table-cell>
          <table:table-cell office:value-type="string" calcext:value-type="string">
            <text:p>03S 29W 12BBB 01</text:p>
          </table:table-cell>
          <table:table-cell office:value-type="string" calcext:value-type="string">
            <text:p>2013-01-16 16:0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